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4c1900" draw:textarea-horizontal-align="justify" draw:textarea-vertical-align="middle" draw:auto-grow-height="false" draw:shadow="visib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7.985cm" svg:y="18.7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layer="layout" svg:width="2.54cm" svg:height="2.54cm" svg:x="5.445cm" svg:y="18.1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layer="layout" svg:width="6.985cm" svg:height="6.985cm" svg:x="4.81cm" svg:y="16.2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layer="layout" svg:width="1.905cm" svg:height="1.905cm" svg:x="7.35cm" svg:y="20.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2" draw:layer="layout" svg:width="1.905cm" svg:height="1.905cm" svg:x="6.715cm" svg:y="17.5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9-10-17T20:20:45</meta:creation-date>
    <dc:date>2019-10-17T20:25:40</dc:date>
    <dc:creator>root </dc:creator>
    <meta:editing-duration>PT00H04M59S</meta:editing-duration>
    <meta:editing-cycles>1</meta:editing-cycles>
    <meta:generator>OpenOffice.org/3.2$Unix OpenOffice.org_project/320m19$Build-9505</meta:generator>
    <meta:document-statistic meta:object-count="5"/>
  </office:meta>
</office:document-meta>
</file>